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 (Corps CS)" svg:font-family="'Times New Roman (Corps CS)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style:font-name="Times New Roman" fo:font-size="9pt" style:font-size-asian="9pt" style:font-name-complex="Times New Roman (Corps CS)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es codes sources correspondent à un travail de recherche qui s’est étalé de 1985 à 1991 sur la thématique du chainage de contour dans le domaine de la vision par ordinateur dont la description la plus complète est celle du rapport de recherche Inria « Chaînage efficace de contour , n° 605, Février 1987, Gerard Giraudon »</text:span></text:p>
      <text:p text:style-name="Standard"><text:a xlink:type="simple" xlink:href="https://inria.hal.science/inria-00075949/document" text:style-name="Internet_20_link" text:visited-style-name="Visited_20_Internet_20_Link"><text:span text:style-name="Internet_20_link"><text:span text:style-name="T1">https://inria.hal.science/inria-00075949/document</text:span></text:span></text:a><text:span text:style-name="T1"> </text:span></text:p>
      <text:p text:style-name="P2"/>
      <text:p text:style-name="Standard"><text:span text:style-name="T1">Les travaux décrits dans ce rapport ont fait l’objet de publications internationale associées</text:span></text:p>
      <text:list xml:id="list3747308588" text:style-name="WWNum1">
        <text:list-item>
          <text:p text:style-name="P1"><text:span text:style-name="T2">An Efficient Chain-Linking Algorithm, G. Giraudon, in The 5th Scandinavian Conference on Image Analysis, Stockholm, June 1987.</text:span></text:p>
        </text:list-item>
        <text:list-item>
          <text:p text:style-name="P1"><text:span text:style-name="T2">A Real Time Parallel Edge Following in Single Pass, GG, in Workshop on Computer Vision, Miami, 1987</text:span></text:p>
        </text:list-item>
        <text:list-item>
          <text:p text:style-name="P1"><text:span text:style-name="T1">Chaînage efficace de contour, G. Giraudon, 3ème Colloque Image-Cesta, Paris, Mai 1987</text:span></text:p>
        </text:list-item>
      </text:list>
      <text:p text:style-name="P2"/>
      <text:p text:style-name="Standard"><text:span text:style-name="T1">D’autres logiciels fournis en code source complètent ce travail et sont décrits dans des rapports de recherche et technique sont mis dans l’archive</text:span></text:p>
      <text:p text:style-name="P2"/>
      <text:p text:style-name="Standard"><text:span text:style-name="T1">- Un standard pour une représentation d’objets de type liste dans le domaine du traitement d’images, n° 82, décembre 1988 – 3ieme édition, P. Garnesson, G. Giraudon.</text:span></text:p>
      <text:p text:style-name="Standard"><text:a xlink:type="simple" xlink:href="https://inria.hal.science/inria-00070061v1" text:style-name="Internet_20_link" text:visited-style-name="Visited_20_Internet_20_Link"><text:span text:style-name="Internet_20_link"><text:span text:style-name="T1">https://inria.hal.science/inria-00070061v1</text:span></text:span></text:a><text:span text:style-name="T1"> </text:span></text:p>
      <text:p text:style-name="P2"/>
      <text:p text:style-name="Standard"><text:span text:style-name="T1">« L’approximation polygonale, bilans et perspectives », Rapport de recherche n°1621 INRIA, juin 1991 <text:s/>Garnesson P. and Giraudon G. </text:span></text:p>
      <text:p text:style-name="Standard"><text:a xlink:type="simple" xlink:href="https://inria.hal.science/inria-00074940v1/document" text:style-name="Internet_20_link" text:visited-style-name="Visited_20_Internet_20_Link"><text:span text:style-name="Internet_20_link"><text:span text:style-name="T1">https://inria.hal.science/inria-00074940v1/document</text:span></text:span></text:a></text:p>
      <text:p text:style-name="P2"/>
      <text:p text:style-name="P2"/>
      <text:p text:style-name="Standard"><text:span text:style-name="T1">Ce travail a donné lieu à des citations et a donné une implémentation matérielle présentée au 16ieme COLLOQUE GRETSI — 15-19 SEPTEMBRE 1997</text:span></text:p>
      <text:p text:style-name="Standard"><text:a xlink:type="simple" xlink:href="https://www.semanticscholar.org/paper/Chainage-efficace-de-contour-Giraudon/c357c726ab5a5bb0a9e641bc490fa8583769159f" text:style-name="Internet_20_link" text:visited-style-name="Visited_20_Internet_20_Link"><text:span text:style-name="Internet_20_link"><text:span text:style-name="T1">https://www.semanticscholar.org/paper/Chainage-efficace-de-contour-Giraudon/c357c726ab5a5bb0a9e641bc490fa8583769159f</text:span></text:span></text:a></text:p>
      <text:p text:style-name="P2"/>
      <text:p text:style-name="Standard"><text:a xlink:type="simple" xlink:href="https://www.gretsi.fr/data/colloque/pdf/1997_001-0287_12820.pdf" text:style-name="Internet_20_link" text:visited-style-name="Visited_20_Internet_20_Link"><text:span text:style-name="Internet_20_link"><text:span text:style-name="T1">https://www.gretsi.fr/data/colloque/pdf/1997_001-0287_12820.pdf</text:span></text:span></text:a></text:p>
      <text:p text:style-name="P2"/>
      <text:p text:style-name="Standard"><text:a xlink:type="simple" xlink:href="https://www.researchgate.net/publication/27608096_Operateur_materiel_de_chainage_de_contours_temps_reel_et_flot_de_donnees" text:style-name="Internet_20_link" text:visited-style-name="Visited_20_Internet_20_Link"><text:span text:style-name="Internet_20_link"><text:span text:style-name="T1">https://www.researchgate.net/publication/27608096_Operateur_materiel_de_chainage_de_contours_temps_reel_et_flot_de_donnees</text:span></text:span></text:a><text:span text:style-name="T1"> </text:span></text:p>
      <text:p text:style-name="P2"/>
      <text:p text:style-name="Standard"><text:span text:style-name="T1"><text:s/>Les auteurs qui ont participé à l’écriture des différents logiciels sont par ordre d’importance</text:span></text:p>
      <text:list xml:id="list123255247499290" text:continue-numbering="true" text:style-name="WWNum1">
        <text:list-item>
          <text:p text:style-name="P1"><text:span text:style-name="T1">Gérard Giraudon : Inria</text:span></text:p>
        </text:list-item>
        <text:list-item>
          <text:p text:style-name="P1"><text:span text:style-name="T1">Philippe Garnesson : Inria</text:span></text:p>
        </text:list-item>
        <text:list-item>
          <text:p text:style-name="P1"><text:span text:style-name="T1">Patrick Cipière : Inria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 (Corps CS)" svg:font-family="'Times New Roman (Corps CS)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Times New Roman" fo:font-size="9pt" style:font-size-asian="9pt" style:font-name-complex="Times New Roman (Corps CS)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Ecrit par Gérard Giraudon – juillet 2024 : Pour la sauvegarde du patrimoine des logiciels Inria – conduit par Software Heritage et Inria Alumni -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Gérard Giraudon</meta:initial-creator>
    <dc:creator>Gérard Giraudon</dc:creator>
    <meta:editing-cycles>2</meta:editing-cycles>
    <meta:creation-date>2024-07-25T10:29:00</meta:creation-date>
    <dc:date>2024-07-25T10:29:00</dc:date>
    <meta:editing-duration>PT1M</meta:editing-duration>
    <meta:generator>LibreOffice/7.3.4.2$MacOSX_X86_64 LibreOffice_project/728fec16bd5f605073805c3c9e7c4212a0120dc5</meta:generator>
    <meta:document-statistic meta:table-count="0" meta:image-count="0" meta:object-count="0" meta:page-count="1" meta:paragraph-count="20" meta:word-count="267" meta:character-count="2074" meta:non-whitespace-character-count="1822"/>
    <meta:user-defined meta:name="AppVersion">16.0000</meta:user-defined>
    <meta:user-defined meta:name="Company">Inria</meta:user-defined>
    <meta:template xlink:type="simple" xlink:actuate="onRequest" xlink:title="Normal.dotm" xlink:href=""/>
  </office:meta>
</office:document-meta>
</file>